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style:style style:name="P1" style:parent-style-name="Nagłówek1" style:master-page-name="MP0" style:family="paragraph">
      <style:paragraph-properties fo:break-before="page" fo:text-align="center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>
      <style:paragraph-properties fo:text-align="end"/>
    </style:style>
    <style:style style:name="T7" style:parent-style-name="Domyślnaczcionkaakapitu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Historyjka o historyjce</text:h>
      <text:p text:style-name="Standard">Pewnego dnia jakiś znajomy zatrzymał mnie i powiedział ze złością w głosie:</text:p>
      <text:list text:style-name="LFO1" text:continue-numbering="true">
        <text:list-item>
          <text:p text:style-name="P2">„Słuchaj muszę napisać historyjkę na laboratorium”.</text:p>
        </text:list-item>
        <text:list-item>
          <text:p text:style-name="P3">„O czym?” – spytałem z udawanym smutkiem.<text:line-break/>Znajomy wydął usta i po chwili wypuścił powietrze.<text:s/></text:p>
        </text:list-item>
        <text:list-item>
          <text:p text:style-name="P4">„O tym co widzisz.” – mówiąc to wyciągnął z kapelusza kolorowego kota.</text:p>
        </text:list-item>
        <text:list-item>
          <text:p text:style-name="P5">„Witajcie i wsiadajcie” – oznajmił kot przywołując swój latający keyboard skinieniem ręki. Niezwykły środek lokomocji zatrzymał się u<text:s/>naszych stóp. Bez zastanowienia<text:s/>odlecieliśmy z kotem w poszukiwaniu tematu na historyjkę.</text:p>
        </text:list-item>
      </text:list>
      <text:p text:style-name="Standard">Minęliśmy<text:s/>Jerzego Waszyngtona<text:s/>jadącego na jednorożcu. I już wtedy wiedziałem o czym napisze. O majonezie. Morał tej historii jest krótki i niektórym znany<text:s/>„zrób obrót, jeżeli<text:s/>masz za dużo jogurtu a nie masz śmietany”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7">Michał Jabłońsk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agłówek" style:next-style-name="Textbody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Nagłówek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agłówek3" style:display-name="Nagłówek 3" style:family="paragraph" style:parent-style-name="Nagłówek" style:next-style-name="Textbody" style:default-outline-level="3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5.827in" fo:page-height="8.268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</meta:initial-creator>
    <dc:creator>Michał Jabłoński</dc:creator>
    <meta:creation-date>2012-04-03T09:54:00Z</meta:creation-date>
    <dc:date>2015-03-25T12:56:00Z</dc:date>
    <meta:template xlink:href="Normal.dotm" xlink:type="simple"/>
    <meta:editing-cycles>6</meta:editing-cycles>
    <meta:editing-duration>PT3360S</meta:editing-duration>
    <meta:document-statistic meta:page-count="1" meta:paragraph-count="1" meta:word-count="111" meta:character-count="782" meta:row-count="5" meta:non-whitespace-character-count="672"/>
  </office:meta>
</office:document-meta>
</file>